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fo:font-style="italic" officeooo:paragraph-rsid="00182868" style:font-style-asian="italic" style:font-style-complex="italic"/>
    </style:style>
    <style:style style:name="P2" style:family="paragraph" style:parent-style-name="Quotations">
      <style:paragraph-properties fo:text-align="start" style:justify-single-word="false"/>
      <style:text-properties fo:font-style="italic" fo:font-weight="normal" officeooo:rsid="0030f031" officeooo:paragraph-rsid="00182868" style:font-style-asian="italic" style:font-weight-asian="normal" style:font-style-complex="italic" style:font-weight-complex="normal"/>
    </style:style>
    <style:style style:name="P3" style:family="paragraph" style:parent-style-name="Quotations">
      <style:paragraph-properties fo:margin-left="0cm" fo:margin-right="1cm" fo:text-align="start" style:justify-single-word="false" fo:text-indent="0cm" style:auto-text-indent="false"/>
      <style:text-properties fo:font-style="normal" fo:font-weight="normal" officeooo:rsid="00364e44" officeooo:paragraph-rsid="00182868" style:font-style-asian="normal" style:font-weight-asian="normal" style:font-style-complex="normal" style:font-weight-complex="normal"/>
    </style:style>
    <style:style style:name="P4" style:family="paragraph" style:parent-style-name="Text_20_body">
      <style:paragraph-properties fo:margin-left="0cm" fo:margin-right="1cm" fo:text-align="start" style:justify-single-word="false" fo:text-indent="0cm" style:auto-text-indent="false"/>
      <style:text-properties fo:font-style="normal" fo:font-weight="normal" officeooo:rsid="00398d33" officeooo:paragraph-rsid="00182868" style:font-style-asian="normal" style:font-weight-asian="normal" style:font-style-complex="normal" style:font-weight-complex="normal"/>
    </style:style>
    <style:style style:name="P5" style:family="paragraph" style:parent-style-name="Text_20_body">
      <style:paragraph-properties fo:margin-left="0cm" fo:margin-right="1cm" fo:text-align="start" style:justify-single-word="false" fo:text-indent="0cm" style:auto-text-indent="false"/>
      <style:text-properties fo:font-style="normal" fo:font-weight="normal" officeooo:rsid="00364e44" officeooo:paragraph-rsid="00182868" style:font-style-asian="normal" style:font-weight-asian="normal" style:font-style-complex="normal" style:font-weight-complex="normal"/>
    </style:style>
    <style:style style:name="P6" style:family="paragraph" style:parent-style-name="Text_20_body" style:list-style-name="L1">
      <style:paragraph-properties fo:text-align="start" style:justify-single-word="false"/>
      <style:text-properties fo:font-style="normal" fo:font-weight="normal" officeooo:rsid="0036aa29" officeooo:paragraph-rsid="00182868" style:font-style-asian="normal" style:font-weight-asian="normal" style:font-style-complex="normal" style:font-weight-complex="normal"/>
    </style:style>
    <style:style style:name="P7" style:family="paragraph" style:parent-style-name="Text_20_body">
      <style:paragraph-properties fo:margin-left="0cm" fo:margin-right="1cm" fo:text-align="start" style:justify-single-word="false" fo:text-indent="0cm" style:auto-text-indent="false"/>
      <style:text-properties fo:font-style="normal" fo:font-weight="normal" officeooo:rsid="0036aa29" officeooo:paragraph-rsid="00182868" style:font-style-asian="normal" style:font-weight-asian="normal" style:font-style-complex="normal" style:font-weight-complex="normal"/>
    </style:style>
    <style:style style:name="P8" style:family="paragraph" style:parent-style-name="Text_20_body">
      <style:paragraph-properties fo:margin-left="0cm" fo:margin-right="1cm" fo:text-align="start" style:justify-single-word="false" fo:text-indent="0cm" style:auto-text-indent="false"/>
      <style:text-properties fo:font-style="normal" fo:font-weight="normal" officeooo:rsid="0036f09c" officeooo:paragraph-rsid="00182868"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weight="bold" officeooo:rsid="0030b3c5" officeooo:paragraph-rsid="00182868" style:font-weight-asian="bold" style:font-weight-complex="bold"/>
    </style:style>
    <style:style style:name="P10" style:family="paragraph" style:parent-style-name="Text_20_body">
      <style:paragraph-properties fo:text-align="start" style:justify-single-word="false"/>
      <style:text-properties fo:font-weight="normal" officeooo:rsid="0030b3c5" officeooo:paragraph-rsid="00182868" style:font-weight-asian="normal" style:font-weight-complex="normal"/>
    </style:style>
    <style:style style:name="P11" style:family="paragraph" style:parent-style-name="Text_20_body">
      <style:paragraph-properties fo:text-align="start" style:justify-single-word="false"/>
      <style:text-properties fo:font-weight="normal" officeooo:rsid="0030f031" officeooo:paragraph-rsid="00182868" style:font-weight-asian="normal" style:font-weight-complex="normal"/>
    </style:style>
    <style:style style:name="P12" style:family="paragraph" style:parent-style-name="Text_20_body">
      <style:paragraph-properties fo:text-align="start" style:justify-single-word="false"/>
      <style:text-properties fo:font-weight="normal" officeooo:rsid="00326bb6" officeooo:paragraph-rsid="00182868" style:font-weight-asian="normal" style:font-weight-complex="normal"/>
    </style:style>
    <style:style style:name="P13" style:family="paragraph" style:parent-style-name="Text_20_body">
      <style:paragraph-properties fo:text-align="start" style:justify-single-word="false"/>
      <style:text-properties fo:font-weight="normal" officeooo:rsid="00337c9a" officeooo:paragraph-rsid="00182868" style:font-weight-asian="normal" style:font-weight-complex="normal"/>
    </style:style>
    <style:style style:name="P14" style:family="paragraph" style:parent-style-name="Text_20_body">
      <style:paragraph-properties fo:text-align="start" style:justify-single-word="false"/>
      <style:text-properties fo:font-weight="normal" officeooo:rsid="0034c792" officeooo:paragraph-rsid="00182868" style:font-weight-asian="normal" style:font-weight-complex="normal"/>
    </style:style>
    <style:style style:name="P15" style:family="paragraph" style:parent-style-name="Text_20_body">
      <style:paragraph-properties fo:text-align="start" style:justify-single-word="false"/>
      <style:text-properties fo:font-weight="normal" officeooo:rsid="00364e44" officeooo:paragraph-rsid="00182868" style:font-weight-asian="normal" style:font-weight-complex="normal"/>
    </style:style>
    <style:style style:name="T1" style:family="text">
      <style:text-properties officeooo:rsid="0030f031"/>
    </style:style>
    <style:style style:name="T2" style:family="text">
      <style:text-properties fo:font-weight="bold" style:font-weight-asian="bold" style:font-weight-complex="bold"/>
    </style:style>
    <style:style style:name="T3" style:family="text">
      <style:text-properties fo:font-weight="bold" officeooo:rsid="00381409" style:font-weight-asian="bold" style:font-weight-complex="bold"/>
    </style:style>
    <style:style style:name="T4" style:family="text">
      <style:text-properties officeooo:rsid="00326bb6"/>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officeooo:rsid="00364e44"/>
    </style:style>
    <style:style style:name="T10" style:family="text">
      <style:text-properties officeooo:rsid="002b769c"/>
    </style:style>
    <style:style style:name="T11" style:family="text">
      <style:text-properties officeooo:rsid="0036f09c"/>
    </style:style>
    <style:style style:name="T12" style:family="text">
      <style:text-properties officeooo:rsid="0038140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vitar aliasing y como configurar una interfaz de audio para grabar música</text:p>
      <text:p text:style-name="P10">El teorema shannon-nyquist viene al rescate aquí, este dice que puedes representar una forma de onda sin distorsión o aliasing siempre y cuando se trate de una señal con rango limitado (band-pass). Para la captura fiel de una señal hay que sacar muestras (samplear) con una frecuencia de tiempo de el doble de veces como el tono mas agudo de la señal a capturar. </text:p>
      <text:p text:style-name="P10">Como el oído escucha un rango de frecuencias de 20 a 20,000 Hz podemos concluir que ninguna grabación <text:span text:style-name="T1">que tiene como propósito ser escuchada por humanos tiene la nesesidad de contener tonos mas graves que 19 Hz o mas agudos que 20,001 Hz. Entonces limitaremos, o aplicaremos un band-pass, entre 20 y 20,000 Hz, esto cumple una de las condiciones de nyquist-shannon.</text:span></text:p>
      <text:p text:style-name="P1">Se necesita el doble de muestras (samples) que la frecuencia mas alta <text:span text:style-name="T2">de una señal band-pass-eada</text:span> que se quiere capturar.</text:p>
      <text:p text:style-name="P11">Ahora necesitamos saber cuanto es el doble de samples que la frecuencia mas alta de una grabación en general. De nuevo, como sabemos que el oído humano no escucha frecuencias mas agudas que 20,00 Hz podemos concluir que ninguna grabación para oídos humanos necesita contenido mas agudo que 20,000 Hz, este es nuestro numero dela frecuencia mas alta en nuestra señal band-pass-eada.</text:p>
      <text:p text:style-name="P2"><text:span text:style-name="T2">Se necesita el doble de muestras (samples) que la frecuencia mas alta</text:span> de una señal band-pass-eada que se quiere capturar.</text:p>
      <text:p text:style-name="P11">El doble de la frecuencia mas alta (20,000 Hz) seria 40,000 <text:span text:style-name="T4">Hz. Esto significa que para grabar una señal de 20,000 Hz como máxima frecuencia aguda se necesita limitar la señal con un filtro band-pass entre 20 y 20,000 Hz (llamado filtro anti-alias) y se va a tomar muestras de la señal con una frecuencia de 40,000 Hz o 40,000 muestras por segundo.</text:span></text:p>
      <text:p text:style-name="P12">Obserbemos como siguiendo estas condiciones (40,000 muestras por segundo y un filtro anti-alias) el alias deja de presentarse. Por ejemplo miremos una señal de 1,000 Hz:</text:p>
      <text:p text:style-name="P12">Formula de calcular que frecuencias nuevas se generan con aliasing:</text:p>
      <text:p text:style-name="P12"><draw:frame draw:style-name="fr1" draw:name="Objeto4" text:anchor-type="as-char" svg:y="-0.106cm" svg:width="4.537cm" svg:height="0.577cm" draw:z-index="0"><draw:object xlink:href="./Object 1" xlink:type="simple" xlink:show="embed" xlink:actuate="onLoad"/><draw:image xlink:href="./ObjectReplacements/Object 1" xlink:type="simple" xlink:show="embed" xlink:actuate="onLoad"/><svg:desc>fórmula</svg:desc></draw:frame></text:p>
      <text:p text:style-name="P12">A la frecuencia con la que se muestrea (o cuantas muestras por segundo) se le llama “sample rate”, ahora llenemos la formula donde <text:span text:style-name="T5">F</text:span><text:span text:style-name="T7">1</text:span><text:span text:style-name="T6"> </text:span><text:span text:style-name="T8">es la frecuencia de nuestro tono de la señal de 1,000 Hz.</text:span></text:p>
      <text:p text:style-name="P12"><draw:frame draw:style-name="fr1" draw:name="Objeto5" text:anchor-type="as-char" svg:y="-0.106cm" svg:width="5.86cm" svg:height="0.54cm" draw:z-index="1"><draw:object xlink:href="./Object 2" xlink:type="simple" xlink:show="embed" xlink:actuate="onLoad"/><draw:image xlink:href="./ObjectReplacements/Object 2" xlink:type="simple" xlink:show="embed" xlink:actuate="onLoad"/><svg:desc>fórmula</svg:desc></draw:frame></text:p>
      <text:p text:style-name="P12"><draw:frame draw:style-name="fr1" draw:name="Objeto6" text:anchor-type="as-char" svg:y="-0.106cm" svg:width="4.002cm" svg:height="0.531cm" draw:z-index="2"><draw:object xlink:href="./Object 3" xlink:type="simple" xlink:show="embed" xlink:actuate="onLoad"/><draw:image xlink:href="./ObjectReplacements/Object 3" xlink:type="simple" xlink:show="embed" xlink:actuate="onLoad"/><svg:desc>fórmula</svg:desc></draw:frame></text:p>
      <text:p text:style-name="P13">Bajo estas condiciones se genera un nuevo tono de menos treinta y nueve mil Hz, un tono que por estar abajo de 20 hz (por el simple hecho de ser un numero negativo) no escuchan los humanos. Por lo tanto grabar con un sample rate de 40,000 evita las frecuencias adicionales del aliasing.</text:p>
      <text:p text:style-name="P13">Como los humanos escuchamos hasta 20,000 Hz simulemos el peor de los casos, generaría alisasing una grabación de un tono de 20,000 Hz sampleando a 40,000 samples por segundo?</text:p>
      <text:p text:style-name="P12"><draw:frame draw:style-name="fr1" draw:name="Objeto8" text:anchor-type="as-char" svg:y="-0.106cm" svg:width="6.202cm" svg:height="0.54cm" draw:z-index="3"><draw:object xlink:href="./Object 4" xlink:type="simple" xlink:show="embed" xlink:actuate="onLoad"/><draw:image xlink:href="./ObjectReplacements/Object 4" xlink:type="simple" xlink:show="embed" xlink:actuate="onLoad"/><svg:desc>fórmula</svg:desc></draw:frame></text:p>
      <text:p text:style-name="P12"><text:soft-page-break/><draw:frame draw:style-name="fr1" draw:name="Objeto7" text:anchor-type="as-char" svg:y="-0.106cm" svg:width="4.131cm" svg:height="0.531cm" draw:z-index="4"><draw:object xlink:href="./Object 5" xlink:type="simple" xlink:show="embed" xlink:actuate="onLoad"/><draw:image xlink:href="./ObjectReplacements/Object 5" xlink:type="simple" xlink:show="embed" xlink:actuate="onLoad"/><svg:desc>fórmula</svg:desc></draw:frame></text:p>
      <text:p text:style-name="P14">En efecto, encontramos que el aliasing no es posible con la frecuencia mas aguda que perciben los humanos a un sample rate de 40,000. Mientras la frecuencia de alias sea menor a 20 no es percibida.</text:p>
      <text:p text:style-name="P14">Podríamos entonces grabar una señal tan aguda que genere un tono aliasing audible? Intentemoslo! Necesitaríamos llegar a producir un tono de 20 Hz mediante aliasing. Leguemos a nuestra respusta despejando:</text:p>
      <text:p text:style-name="P12"><draw:frame draw:style-name="fr1" draw:name="Objeto11" text:anchor-type="as-char" svg:y="-0.106cm" svg:width="4.537cm" svg:height="0.577cm" draw:z-index="5"><draw:object xlink:href="./Object 6" xlink:type="simple" xlink:show="embed" xlink:actuate="onLoad"/><draw:image xlink:href="./ObjectReplacements/Object 6" xlink:type="simple" xlink:show="embed" xlink:actuate="onLoad"/><svg:desc>fórmula</svg:desc></draw:frame></text:p>
      <text:p text:style-name="P12"><draw:frame draw:style-name="fr1" draw:name="Objeto12" text:anchor-type="as-char" svg:y="-0.106cm" svg:width="4.255cm" svg:height="0.54cm" draw:z-index="6"><draw:object xlink:href="./Object 7" xlink:type="simple" xlink:show="embed" xlink:actuate="onLoad"/><draw:image xlink:href="./ObjectReplacements/Object 7" xlink:type="simple" xlink:show="embed" xlink:actuate="onLoad"/><svg:desc>fórmula</svg:desc></draw:frame></text:p>
      <text:p text:style-name="P12"><draw:frame draw:style-name="fr1" draw:name="Objeto13" text:anchor-type="as-char" svg:y="-0.106cm" svg:width="3.888cm" svg:height="0.531cm" draw:z-index="7"><draw:object xlink:href="./Object 8" xlink:type="simple" xlink:show="embed" xlink:actuate="onLoad"/><draw:image xlink:href="./ObjectReplacements/Object 8" xlink:type="simple" xlink:show="embed" xlink:actuate="onLoad"/><svg:desc>fórmula</svg:desc></draw:frame></text:p>
      <text:p text:style-name="P12"><draw:frame draw:style-name="fr1" draw:name="Objeto14" text:anchor-type="as-char" svg:y="-0.106cm" svg:width="2.616cm" svg:height="0.531cm" draw:z-index="8"><draw:object xlink:href="./Object 9" xlink:type="simple" xlink:show="embed" xlink:actuate="onLoad"/><draw:image xlink:href="./ObjectReplacements/Object 9" xlink:type="simple" xlink:show="embed" xlink:actuate="onLoad"/><svg:desc>fórmula</svg:desc></draw:frame></text:p>
      <text:p text:style-name="P14">Esto significa que necesitaríamos un tono de 40,020 Hz para producir aliasing de 20 Hz a un sample rate de 40,000 Hz. <text:span text:style-name="T9">Un alisasing apenas audible!</text:span></text:p>
      <text:p text:style-name="P12"><draw:frame draw:style-name="fr1" draw:name="Objeto16" text:anchor-type="as-char" svg:y="-0.106cm" svg:width="6.218cm" svg:height="0.54cm" draw:z-index="9"><draw:object xlink:href="./Object 10" xlink:type="simple" xlink:show="embed" xlink:actuate="onLoad"/><draw:image xlink:href="./ObjectReplacements/Object 10" xlink:type="simple" xlink:show="embed" xlink:actuate="onLoad"/><svg:desc>fórmula</svg:desc></draw:frame></text:p>
      <text:p text:style-name="P12"><draw:frame draw:style-name="fr1" draw:name="Objeto15" text:anchor-type="as-char" svg:y="-0.106cm" svg:width="3.073cm" svg:height="0.531cm" draw:z-index="10"><draw:object xlink:href="./Object 11" xlink:type="simple" xlink:show="embed" xlink:actuate="onLoad"/><draw:image xlink:href="./ObjectReplacements/Object 11" xlink:type="simple" xlink:show="embed" xlink:actuate="onLoad"/><svg:desc>fórmula</svg:desc></draw:frame></text:p>
      <text:p text:style-name="P15">Gracias a casos extremos como estos para poder grabar señales de audio sin aliasing alguno se implementan filtros análogos para ignorar cualquier tono por debajo de 20 Hz o encima de 20 kHz. Por esto es que el teorema nyquist-shannon insiste en capturar señales band-pass-eadas solamente.</text:p>
      <text:p text:style-name="P2">Se necesita el doble de muestras (samples) que la frecuencia mas alta <text:span text:style-name="T2">de una señal band-pass-eada que se quiere capturar.</text:span></text:p>
      <text:p text:style-name="P3">Es la misma razon que se implementa un filtro anti-alias durante la conversión análogo-digital y digital-análoga.</text:p>
      <text:p text:style-name="P1">Conversión <text:span text:style-name="T9">análogo-digital </text:span><text:span text:style-name="T10">(DAC)</text:span></text:p>
      <text:p text:style-name="P1"><text:tab/><text:span text:style-name="T2">Filtro anti-alias</text:span> → Sampleo → SnH → Cuantización → PCM</text:p>
      <text:p text:style-name="P1">Conversión digital-análogo <text:span text:style-name="T10">(DAC)</text:span></text:p>
      <text:p text:style-name="P1"><text:tab/>PCM → Cuantización → Sampleo → <text:span text:style-name="T2">Filtro anti-alias</text:span></text:p>
      <text:p text:style-name="P5">Esto comprueba por que se diseño así el proceso DAC y ADC. Como el filtro anti-alias esta en la cadena de grabación significa que es imposible capturar con un micrófono una frecuencia de 40,020 Hz y por lo tanto es imposible hacer una grabación matemáticamente diferente a la señal original, haciendo al aliasing matemáticamente imposible dado las condiciones del diseño de la conversión digital.</text:p>
      <text:p text:style-name="P7">Una condición importante es el sample rate, mientras sea mayor a 40,000 Hz el aliasing es imposible en grabaciones digitales.</text:p>
      <text:p text:style-name="P7"><text:soft-page-break/>Gracias al teorema shannon-nyquist se creó un consenso de estándares de velocidad de muestreo. Matemáticamente mientras el muestreo sea mas alto a 40,000 seria una grabación libre de aliasing, pero en la practica se usan muestreos mas altos que 40,000. Los estándares de muestreos (o sample rate) son:</text:p>
      <text:list xml:id="list1100119644" text:style-name="L1">
        <text:list-item>
          <text:p text:style-name="P6"><text:span text:style-name="T11">8</text:span>,000 Hz (o <text:span text:style-name="T11">8</text:span> kHz) para <text:span text:style-name="T11">lineas telefónicas o radios</text:span></text:p>
        </text:list-item>
        <text:list-item>
          <text:p text:style-name="P6"><text:span text:style-name="T11">16</text:span>,000 Hz (o <text:span text:style-name="T11">16</text:span>kHz) para <text:span text:style-name="T11">llamadas por internet (VoIP, VVoIP)</text:span></text:p>
        </text:list-item>
        <text:list-item>
          <text:p text:style-name="P6">44,100 Hz (o 44.1 kHz) para grabaciones musicales de calidad CD</text:p>
        </text:list-item>
        <text:list-item>
          <text:p text:style-name="P6">48,1000 Hz (o 48 kHz) para audio que lleva video o grabaciones musicales de alta calidad</text:p>
        </text:list-item>
        <text:list-item>
          <text:p text:style-name="P6">96,000 Hz (o 96 kHz) para audio de blu-rays o música de alta calidad</text:p>
        </text:list-item>
        <text:list-item>
          <text:p text:style-name="P6">192,000 Hz (o 192 kHz) para audio de uso profesional o música de alta calidad</text:p>
        </text:list-item>
      </text:list>
      <text:p text:style-name="P8">Tanto 8 como 16 kHz crearían aliasing en música (que comúnmente tiene altas frecuencias) y por lo tanto no son aptas para grabar música. 44.1 y 48 kHz son estándares para la música, típicamente en un estudio de grabación profesional se graba a una de estas dos frecuencias de muestreo. Ya que 96 y 192 kHz superan por mucho las 40,000 muestras por segundo estas frecuencias de muestreo son también aptas para la música profesional pero por su mayor cantidad de muestras necesitan mas espacio en una computadora, por eso son típicamente usados en producciones de películas o por artistas musicales que no tienen que preocuparse por el dinero que cuestan los equipos necesarios para grabar, guardar y archivar cientos de tarcks de un proyecto musical.</text:p>
      <text:p text:style-name="P8">Recordemos de nuevo que nyquist-shannon nos dice <text:span text:style-name="T12">indirectamente </text:span>que <text:span text:style-name="T2">toda </text:span>grabación <text:span text:style-name="T12">digital cual muestreo supere 40,000 Hz sera libre de aliasing y matemáticamente idéntica a la señal de audio producida en el mundo real antes de ser capturada por los micrófonos. Esto significa que en al practica tanto 44.1 kHz como 192 kHz tienen la misma calidad de audio ya que ambas representan la </text:span><text:span text:style-name="T3">misma forma de onda </text:span><text:span text:style-name="T12">pero la representan con diferente cantidad de muestras. Al igual que caminar de la calle 1 a la 2 a la 3 traza la misma ruta que caminar de la calle 1 a la 3 en linea recta.</text:span></text:p>
      <text:p text:style-name="P4">Podemos generalizar que para configurar una interfaz de audio en un DAW para evitar el aliasing <text:s/>tenemos que escoger un sample rate igual o mayor a 44.1 kHz.</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4:59:03.873000000</meta:creation-date>
    <dc:date>2022-09-13T15:00:03.519000000</dc:date>
    <meta:editing-duration>PT1M</meta:editing-duration>
    <meta:editing-cycles>1</meta:editing-cycles>
    <meta:document-statistic meta:table-count="0" meta:image-count="0" meta:object-count="11" meta:page-count="3" meta:paragraph-count="45" meta:word-count="1129" meta:character-count="6617" meta:non-whitespace-character-count="5524"/>
    <meta:generator>LibreOffice/7.3.4.2$Windows_x86 LibreOffice_project/728fec16bd5f605073805c3c9e7c4212a0120dc5</meta:generator>
  </office:meta>
</office:document-meta>
</file>

<file path=Object 1/content.xml><?xml version="1.0" encoding="utf-8"?>
<math xmlns="http://www.w3.org/1998/Math/MathML">
  <semantics>
    <mrow>
      <msub>
        <mi mathvariant="italic">alias</mi>
        <msub>
          <mi>f</mi>
          <mn>1</mn>
        </msub>
      </msub>
      <mo stretchy="false">=</mo>
      <mrow>
        <msub>
          <mi>f</mi>
          <mn>1</mn>
        </msub>
        <mo stretchy="false">−</mo>
        <mrow>
          <mo fence="true" form="prefix" stretchy="false">(</mo>
          <mrow>
            <mrow>
              <mi mathvariant="italic">sample</mi>
              <mi mathvariant="italic">rate</mi>
            </mrow>
          </mrow>
          <mo fence="true" form="postfix" stretchy="false">)</mo>
        </mrow>
      </mrow>
    </mrow>
    <annotation encoding="StarMath 5.0">alias_{f_1} = f_1 - (sample rate)</annotation>
  </semantics>
</math>
</file>

<file path=Object 10/content.xml><?xml version="1.0" encoding="utf-8"?>
<math xmlns="http://www.w3.org/1998/Math/MathML">
  <semantics>
    <mrow>
      <mrow>
        <msub>
          <mi mathvariant="italic">alias</mi>
          <mn>40,020</mn>
        </msub>
        <mo stretchy="false">=</mo>
        <mn>40,020</mn>
      </mrow>
      <mrow>
        <mi mathvariant="italic">Hz</mi>
        <mo stretchy="false">−</mo>
        <mrow>
          <mo fence="true" form="prefix" stretchy="false">(</mo>
          <mrow>
            <mrow>
              <mn>40,000</mn>
              <mi mathvariant="italic">Hz</mi>
            </mrow>
          </mrow>
          <mo fence="true" form="postfix" stretchy="false">)</mo>
        </mrow>
      </mrow>
    </mrow>
    <annotation encoding="StarMath 5.0">alias_{40,020} = 40,020Hz - (40,000Hz)</annotation>
  </semantics>
</math>
</file>

<file path=Object 11/content.xml><?xml version="1.0" encoding="utf-8"?>
<math xmlns="http://www.w3.org/1998/Math/MathML">
  <semantics>
    <mrow>
      <mrow>
        <msub>
          <mi mathvariant="italic">alias</mi>
          <mn>20,000</mn>
        </msub>
        <mo stretchy="false">=</mo>
        <mn>20</mn>
      </mrow>
      <mi mathvariant="italic">Hz</mi>
    </mrow>
    <annotation encoding="StarMath 5.0">alias_{20,000} = 20 Hz</annotation>
  </semantics>
</math>
</file>

<file path=Object 2/content.xml><?xml version="1.0" encoding="utf-8"?>
<math xmlns="http://www.w3.org/1998/Math/MathML">
  <semantics>
    <mrow>
      <mrow>
        <msub>
          <mi mathvariant="italic">alias</mi>
          <mn>1,000</mn>
        </msub>
        <mo stretchy="false">=</mo>
        <mn>1,000</mn>
      </mrow>
      <mrow>
        <mi mathvariant="italic">Hz</mi>
        <mo stretchy="false">−</mo>
        <mrow>
          <mo fence="true" form="prefix" stretchy="false">(</mo>
          <mrow>
            <mrow>
              <mn>40,000</mn>
              <mi mathvariant="italic">Hz</mi>
            </mrow>
          </mrow>
          <mo fence="true" form="postfix" stretchy="false">)</mo>
        </mrow>
      </mrow>
    </mrow>
    <annotation encoding="StarMath 5.0">alias_{1,000} = 1,000Hz - (40,000Hz)</annotation>
  </semantics>
</math>
</file>

<file path=Object 3/content.xml><?xml version="1.0" encoding="utf-8"?>
<math xmlns="http://www.w3.org/1998/Math/MathML">
  <semantics>
    <mrow>
      <mrow>
        <msub>
          <mi mathvariant="italic">alias</mi>
          <mn>1,000</mn>
        </msub>
        <mo stretchy="false">=</mo>
        <mrow>
          <mo stretchy="false">−</mo>
          <mn>39,000</mn>
        </mrow>
      </mrow>
      <mi mathvariant="italic">Hz</mi>
    </mrow>
    <annotation encoding="StarMath 5.0">alias_{1,000} = -39,000 Hz</annotation>
  </semantics>
</math>
</file>

<file path=Object 4/content.xml><?xml version="1.0" encoding="utf-8"?>
<math xmlns="http://www.w3.org/1998/Math/MathML">
  <semantics>
    <mrow>
      <mrow>
        <msub>
          <mi mathvariant="italic">alias</mi>
          <mn>20,000</mn>
        </msub>
        <mo stretchy="false">=</mo>
        <mn>20,000</mn>
      </mrow>
      <mrow>
        <mi mathvariant="italic">Hz</mi>
        <mo stretchy="false">−</mo>
        <mrow>
          <mo fence="true" form="prefix" stretchy="false">(</mo>
          <mrow>
            <mrow>
              <mn>40,000</mn>
              <mi mathvariant="italic">Hz</mi>
            </mrow>
          </mrow>
          <mo fence="true" form="postfix" stretchy="false">)</mo>
        </mrow>
      </mrow>
    </mrow>
    <annotation encoding="StarMath 5.0">alias_{20,000} = 20,000Hz - (40,000Hz)</annotation>
  </semantics>
</math>
</file>

<file path=Object 5/content.xml><?xml version="1.0" encoding="utf-8"?>
<math xmlns="http://www.w3.org/1998/Math/MathML">
  <semantics>
    <mrow>
      <mrow>
        <msub>
          <mi mathvariant="italic">alias</mi>
          <mn>20,000</mn>
        </msub>
        <mo stretchy="false">=</mo>
        <mrow>
          <mo stretchy="false">−</mo>
          <mn>20,000</mn>
        </mrow>
      </mrow>
      <mi mathvariant="italic">Hz</mi>
    </mrow>
    <annotation encoding="StarMath 5.0">alias_{20,000} = -20,000 Hz</annotation>
  </semantics>
</math>
</file>

<file path=Object 6/content.xml><?xml version="1.0" encoding="utf-8"?>
<math xmlns="http://www.w3.org/1998/Math/MathML">
  <semantics>
    <mrow>
      <msub>
        <mi mathvariant="italic">alias</mi>
        <msub>
          <mi>f</mi>
          <mn>1</mn>
        </msub>
      </msub>
      <mo stretchy="false">=</mo>
      <mrow>
        <msub>
          <mi>f</mi>
          <mn>1</mn>
        </msub>
        <mo stretchy="false">−</mo>
        <mrow>
          <mo fence="true" form="prefix" stretchy="false">(</mo>
          <mrow>
            <mrow>
              <mi mathvariant="italic">sample</mi>
              <mi mathvariant="italic">rate</mi>
            </mrow>
          </mrow>
          <mo fence="true" form="postfix" stretchy="false">)</mo>
        </mrow>
      </mrow>
    </mrow>
    <annotation encoding="StarMath 5.0">alias_{f_1} = f_1 - (sample rate)</annotation>
  </semantics>
</math>
</file>

<file path=Object 7/content.xml><?xml version="1.0" encoding="utf-8"?>
<math xmlns="http://www.w3.org/1998/Math/MathML">
  <semantics>
    <mrow>
      <mn>20</mn>
      <mrow>
        <mi mathvariant="italic">Hz</mi>
        <mo stretchy="false">=</mo>
        <mrow>
          <msub>
            <mi>f</mi>
            <mn>1</mn>
          </msub>
          <mo stretchy="false">−</mo>
          <mrow>
            <mo fence="true" form="prefix" stretchy="false">(</mo>
            <mrow>
              <mrow>
                <mn>40,000</mn>
                <mi mathvariant="italic">Hz</mi>
              </mrow>
            </mrow>
            <mo fence="true" form="postfix" stretchy="false">)</mo>
          </mrow>
        </mrow>
      </mrow>
    </mrow>
    <annotation encoding="StarMath 5.0">20 Hz = f_1 - (40,000 Hz)</annotation>
  </semantics>
</math>
</file>

<file path=Object 8/content.xml><?xml version="1.0" encoding="utf-8"?>
<math xmlns="http://www.w3.org/1998/Math/MathML">
  <semantics>
    <mrow>
      <mn>20</mn>
      <mrow>
        <mi mathvariant="italic">Hz</mi>
        <mo stretchy="false">+</mo>
        <mn>40,000</mn>
      </mrow>
      <mrow>
        <mi mathvariant="italic">Hz</mi>
        <mo stretchy="false">=</mo>
        <msub>
          <mi>f</mi>
          <mn>1</mn>
        </msub>
      </mrow>
    </mrow>
    <annotation encoding="StarMath 5.0">20 Hz + 40,000 Hz = f_1</annotation>
  </semantics>
</math>
</file>

<file path=Object 9/content.xml><?xml version="1.0" encoding="utf-8"?>
<math xmlns="http://www.w3.org/1998/Math/MathML">
  <semantics>
    <mrow>
      <mn>40,020</mn>
      <mrow>
        <mi mathvariant="italic">Hz</mi>
        <mo stretchy="false">=</mo>
        <msub>
          <mi>f</mi>
          <mn>1</mn>
        </msub>
      </mrow>
    </mrow>
    <annotation encoding="StarMath 5.0">40,020 Hz = f_1</annotation>
  </semantics>
</math>
</file>